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font-face-decls>
    <style:font-face style:name="Calibri" svg:font-family="Calibri"/>
  </office:font-face-decls>
  <office:automatic-styles>
    <style:style style:name="ce1" style:family="table-cell" style:data-style-name="N0"/>
    <style:style style:name="co1" style:family="table-column">
      <style:table-column-properties fo:break-before="auto" style:column-width="1.69333333333333cm"/>
    </style:style>
    <style:style style:name="ro1" style:family="table-row">
      <style:table-row-properties style:row-height="14.4pt" style:use-optimal-row-height="true" fo:break-before="auto"/>
    </style:style>
    <style:style style:name="ta1" style:family="table" style:master-page-name="mp1">
      <style:table-properties table:display="true" style:writing-mode="lr-tb"/>
    </style:style>
  </office:automatic-styles>
  <office:scripts/>
  <office:body>
    <office:spreadsheet>
      <table:calculation-settings table:case-sensitive="false" table:automatic-find-labels="false" table:use-regular-expressions="false">
        <table:iteration table:maximum-difference="0.0001"/>
      </table:calculation-settings>
      <table:table table:name="Tabela" table:style-name="ta1">
        <table:table-row table:style-name="ro1">
          <table:table-cell table:style-name="ce1" office:value-type="string">
            <text:p>Tabela 1618 - Área plantada, área colhida e produção, por ano da safra e produto das lavouras</text:p>
          </table:table-cell>
        </table:table-row>
        <table:table-row table:style-name="ro1">
          <table:table-cell table:style-name="ce1" office:value-type="string">
            <text:p/>
          </table:table-cell>
          <table:table-cell table:style-name="ce1" office:value-type="string">
            <text:p>Produto das lavouras</text:p>
          </table:table-cell>
          <table:table-cell table:style-name="ce1" office:value-type="string">
            <text:p>Mês x Variável x Ano da safra</text:p>
          </table:table-cell>
        </table:table-row>
        <table:table-row table:style-name="ro1">
          <table:table-cell table:style-name="ce1" office:value-type="string">
            <text:p/>
          </table:table-cell>
          <table:table-cell table:style-name="ce1" office:value-type="string">
            <text:p/>
          </table:table-cell>
          <table:table-cell table:style-name="ce1" office:value-type="string">
            <text:p>junho 2019</text:p>
          </table:table-cell>
        </table:table-row>
        <table:table-row table:style-name="ro1">
          <table:table-cell table:style-name="ce1" office:value-type="string">
            <text:p/>
          </table:table-cell>
          <table:table-cell table:style-name="ce1" office:value-type="string">
            <text:p/>
          </table:table-cell>
          <table:table-cell table:style-name="ce1" office:value-type="string">
            <text:p>Área plantada (Hectares)</text:p>
          </table:table-cell>
          <table:table-cell table:style-name="ce1" office:value-type="string">
            <text:p/>
          </table:table-cell>
          <table:table-cell table:style-name="ce1" office:value-type="string">
            <text:p>Área colhida (Hectares)</text:p>
          </table:table-cell>
          <table:table-cell table:style-name="ce1" office:value-type="string">
            <text:p/>
          </table:table-cell>
          <table:table-cell table:style-name="ce1" office:value-type="string">
            <text:p>Produção (Toneladas)</text:p>
          </table:table-cell>
        </table:table-row>
        <table:table-row table:style-name="ro1">
          <table:table-cell table:style-name="ce1" office:value-type="string">
            <text:p/>
          </table:table-cell>
          <table:table-cell table:style-name="ce1" office:value-type="string">
            <text:p/>
          </table:table-cell>
          <table:table-cell table:style-name="ce1" office:value-type="string">
            <text:p>Safra 2018</text:p>
          </table:table-cell>
          <table:table-cell table:style-name="ce1" office:value-type="string">
            <text:p>Safra 2019</text:p>
          </table:table-cell>
          <table:table-cell table:style-name="ce1" office:value-type="string">
            <text:p>Safra 2018</text:p>
          </table:table-cell>
          <table:table-cell table:style-name="ce1" office:value-type="string">
            <text:p>Safra 2019</text:p>
          </table:table-cell>
          <table:table-cell table:style-name="ce1" office:value-type="string">
            <text:p>Safra 2018</text:p>
          </table:table-cell>
          <table:table-cell table:style-name="ce1" office:value-type="string">
            <text:p>Safra 2019</text:p>
          </table:table-cell>
        </table:table-row>
        <table:table-row table:style-name="ro1">
          <table:table-cell table:style-name="ce1" office:value-type="string">
            <text:p>Brasil</text:p>
          </table:table-cell>
          <table:table-cell table:style-name="ce1" office:value-type="string">
            <text:p>Total</text:p>
          </table:table-cell>
          <table:table-cell table:style-name="ce1" office:value-type="float" office:value="78837093"/>
          <table:table-cell table:style-name="ce1" office:value-type="float" office:value="78853498"/>
          <table:table-cell table:style-name="ce1" office:value-type="float" office:value="76150511"/>
          <table:table-cell table:style-name="ce1" office:value-type="float" office:value="77594458"/>
          <table:table-cell table:style-name="ce1" office:value-type="string">
            <text:p>..</text:p>
          </table:table-cell>
          <table:table-cell table:style-name="ce1" office:value-type="string">
            <text:p>..</text:p>
          </table:table-cell>
        </table:table-row>
        <table:table-row table:style-name="ro1">
          <table:table-cell table:style-name="ce1" office:value-type="string">
            <text:p/>
          </table:table-cell>
          <table:table-cell table:style-name="ce1" office:value-type="string">
            <text:p>1 Cereais, leguminosas e oleaginosas</text:p>
          </table:table-cell>
          <table:table-cell table:style-name="ce1" office:value-type="float" office:value="61346596"/>
          <table:table-cell table:style-name="ce1" office:value-type="float" office:value="63015729"/>
          <table:table-cell table:style-name="ce1" office:value-type="float" office:value="60938140"/>
          <table:table-cell table:style-name="ce1" office:value-type="float" office:value="62768038"/>
          <table:table-cell table:style-name="ce1" office:value-type="float" office:value="226453182"/>
          <table:table-cell table:style-name="ce1" office:value-type="float" office:value="235962359"/>
        </table:table-row>
        <table:table-row table:style-name="ro1">
          <table:table-cell table:style-name="ce1" office:value-type="string">
            <text:p/>
          </table:table-cell>
          <table:table-cell table:style-name="ce1" office:value-type="string">
            <text:p>1.1 Algodão herbáceo</text:p>
          </table:table-cell>
          <table:table-cell table:style-name="ce1" office:value-type="float" office:value="1148481"/>
          <table:table-cell table:style-name="ce1" office:value-type="float" office:value="1570006"/>
          <table:table-cell table:style-name="ce1" office:value-type="float" office:value="1148472"/>
          <table:table-cell table:style-name="ce1" office:value-type="float" office:value="1569844"/>
          <table:table-cell table:style-name="ce1" office:value-type="float" office:value="4930518"/>
          <table:table-cell table:style-name="ce1" office:value-type="float" office:value="6482594"/>
        </table:table-row>
        <table:table-row table:style-name="ro1">
          <table:table-cell table:style-name="ce1" office:value-type="string">
            <text:p/>
          </table:table-cell>
          <table:table-cell table:style-name="ce1" office:value-type="string">
            <text:p>1.2 Amendoim (1ª Safra)</text:p>
          </table:table-cell>
          <table:table-cell table:style-name="ce1" office:value-type="float" office:value="146937"/>
          <table:table-cell table:style-name="ce1" office:value-type="float" office:value="158159"/>
          <table:table-cell table:style-name="ce1" office:value-type="float" office:value="146920"/>
          <table:table-cell table:style-name="ce1" office:value-type="float" office:value="158113"/>
          <table:table-cell table:style-name="ce1" office:value-type="float" office:value="546517"/>
          <table:table-cell table:style-name="ce1" office:value-type="float" office:value="577899"/>
        </table:table-row>
        <table:table-row table:style-name="ro1">
          <table:table-cell table:style-name="ce1" office:value-type="string">
            <text:p/>
          </table:table-cell>
          <table:table-cell table:style-name="ce1" office:value-type="string">
            <text:p>1.3 Amendoim (2ª Safra)</text:p>
          </table:table-cell>
          <table:table-cell table:style-name="ce1" office:value-type="float" office:value="7850"/>
          <table:table-cell table:style-name="ce1" office:value-type="float" office:value="7705"/>
          <table:table-cell table:style-name="ce1" office:value-type="float" office:value="7850"/>
          <table:table-cell table:style-name="ce1" office:value-type="float" office:value="7705"/>
          <table:table-cell table:style-name="ce1" office:value-type="float" office:value="11361"/>
          <table:table-cell table:style-name="ce1" office:value-type="float" office:value="10009"/>
        </table:table-row>
        <table:table-row table:style-name="ro1">
          <table:table-cell table:style-name="ce1" office:value-type="string">
            <text:p/>
          </table:table-cell>
          <table:table-cell table:style-name="ce1" office:value-type="string">
            <text:p>1.4 Arroz</text:p>
          </table:table-cell>
          <table:table-cell table:style-name="ce1" office:value-type="float" office:value="1877822"/>
          <table:table-cell table:style-name="ce1" office:value-type="float" office:value="1695789"/>
          <table:table-cell table:style-name="ce1" office:value-type="float" office:value="1868915"/>
          <table:table-cell table:style-name="ce1" office:value-type="float" office:value="1680313"/>
          <table:table-cell table:style-name="ce1" office:value-type="float" office:value="11736353"/>
          <table:table-cell table:style-name="ce1" office:value-type="float" office:value="10426042"/>
        </table:table-row>
        <table:table-row table:style-name="ro1">
          <table:table-cell table:style-name="ce1" office:value-type="string">
            <text:p/>
          </table:table-cell>
          <table:table-cell table:style-name="ce1" office:value-type="string">
            <text:p>1.5 Aveia</text:p>
          </table:table-cell>
          <table:table-cell table:style-name="ce1" office:value-type="float" office:value="438368"/>
          <table:table-cell table:style-name="ce1" office:value-type="float" office:value="428313"/>
          <table:table-cell table:style-name="ce1" office:value-type="float" office:value="437862"/>
          <table:table-cell table:style-name="ce1" office:value-type="float" office:value="427983"/>
          <table:table-cell table:style-name="ce1" office:value-type="float" office:value="890235"/>
          <table:table-cell table:style-name="ce1" office:value-type="float" office:value="939369"/>
        </table:table-row>
        <table:table-row table:style-name="ro1">
          <table:table-cell table:style-name="ce1" office:value-type="string">
            <text:p/>
          </table:table-cell>
          <table:table-cell table:style-name="ce1" office:value-type="string">
            <text:p>1.6 Centeio</text:p>
          </table:table-cell>
          <table:table-cell table:style-name="ce1" office:value-type="float" office:value="4965"/>
          <table:table-cell table:style-name="ce1" office:value-type="float" office:value="5095"/>
          <table:table-cell table:style-name="ce1" office:value-type="float" office:value="4915"/>
          <table:table-cell table:style-name="ce1" office:value-type="float" office:value="5095"/>
          <table:table-cell table:style-name="ce1" office:value-type="float" office:value="8184"/>
          <table:table-cell table:style-name="ce1" office:value-type="float" office:value="10268"/>
        </table:table-row>
        <table:table-row table:style-name="ro1">
          <table:table-cell table:style-name="ce1" office:value-type="string">
            <text:p/>
          </table:table-cell>
          <table:table-cell table:style-name="ce1" office:value-type="string">
            <text:p>1.7 Cevada</text:p>
          </table:table-cell>
          <table:table-cell table:style-name="ce1" office:value-type="float" office:value="100446"/>
          <table:table-cell table:style-name="ce1" office:value-type="float" office:value="105135"/>
          <table:table-cell table:style-name="ce1" office:value-type="float" office:value="100446"/>
          <table:table-cell table:style-name="ce1" office:value-type="float" office:value="105135"/>
          <table:table-cell table:style-name="ce1" office:value-type="float" office:value="325081"/>
          <table:table-cell table:style-name="ce1" office:value-type="float" office:value="407244"/>
        </table:table-row>
        <table:table-row table:style-name="ro1">
          <table:table-cell table:style-name="ce1" office:value-type="string">
            <text:p/>
          </table:table-cell>
          <table:table-cell table:style-name="ce1" office:value-type="string">
            <text:p>1.8 Feijão (1ª Safra)</text:p>
          </table:table-cell>
          <table:table-cell table:style-name="ce1" office:value-type="float" office:value="1766862"/>
          <table:table-cell table:style-name="ce1" office:value-type="float" office:value="1583393"/>
          <table:table-cell table:style-name="ce1" office:value-type="float" office:value="1729194"/>
          <table:table-cell table:style-name="ce1" office:value-type="float" office:value="1532531"/>
          <table:table-cell table:style-name="ce1" office:value-type="float" office:value="1514084"/>
          <table:table-cell table:style-name="ce1" office:value-type="float" office:value="1337593"/>
        </table:table-row>
        <table:table-row table:style-name="ro1">
          <table:table-cell table:style-name="ce1" office:value-type="string">
            <text:p/>
          </table:table-cell>
          <table:table-cell table:style-name="ce1" office:value-type="string">
            <text:p>1.9 Feijão (2ª Safra)</text:p>
          </table:table-cell>
          <table:table-cell table:style-name="ce1" office:value-type="float" office:value="1104303"/>
          <table:table-cell table:style-name="ce1" office:value-type="float" office:value="1079445"/>
          <table:table-cell table:style-name="ce1" office:value-type="float" office:value="1074624"/>
          <table:table-cell table:style-name="ce1" office:value-type="float" office:value="1076153"/>
          <table:table-cell table:style-name="ce1" office:value-type="float" office:value="1003147"/>
          <table:table-cell table:style-name="ce1" office:value-type="float" office:value="1225105"/>
        </table:table-row>
        <table:table-row table:style-name="ro1">
          <table:table-cell table:style-name="ce1" office:value-type="string">
            <text:p/>
          </table:table-cell>
          <table:table-cell table:style-name="ce1" office:value-type="string">
            <text:p>1.10 Feijão (3ª Safra)</text:p>
          </table:table-cell>
          <table:table-cell table:style-name="ce1" office:value-type="float" office:value="177960"/>
          <table:table-cell table:style-name="ce1" office:value-type="float" office:value="176935"/>
          <table:table-cell table:style-name="ce1" office:value-type="float" office:value="177416"/>
          <table:table-cell table:style-name="ce1" office:value-type="float" office:value="176132"/>
          <table:table-cell table:style-name="ce1" office:value-type="float" office:value="456701"/>
          <table:table-cell table:style-name="ce1" office:value-type="float" office:value="463097"/>
        </table:table-row>
        <table:table-row table:style-name="ro1">
          <table:table-cell table:style-name="ce1" office:value-type="string">
            <text:p/>
          </table:table-cell>
          <table:table-cell table:style-name="ce1" office:value-type="string">
            <text:p>1.11 Girassol</text:p>
          </table:table-cell>
          <table:table-cell table:style-name="ce1" office:value-type="float" office:value="85877"/>
          <table:table-cell table:style-name="ce1" office:value-type="float" office:value="78675"/>
          <table:table-cell table:style-name="ce1" office:value-type="float" office:value="85777"/>
          <table:table-cell table:style-name="ce1" office:value-type="float" office:value="78665"/>
          <table:table-cell table:style-name="ce1" office:value-type="float" office:value="137969"/>
          <table:table-cell table:style-name="ce1" office:value-type="float" office:value="124756"/>
        </table:table-row>
        <table:table-row table:style-name="ro1">
          <table:table-cell table:style-name="ce1" office:value-type="string">
            <text:p/>
          </table:table-cell>
          <table:table-cell table:style-name="ce1" office:value-type="string">
            <text:p>1.12 Mamona</text:p>
          </table:table-cell>
          <table:table-cell table:style-name="ce1" office:value-type="float" office:value="37751"/>
          <table:table-cell table:style-name="ce1" office:value-type="float" office:value="45205"/>
          <table:table-cell table:style-name="ce1" office:value-type="float" office:value="27664"/>
          <table:table-cell table:style-name="ce1" office:value-type="float" office:value="45203"/>
          <table:table-cell table:style-name="ce1" office:value-type="float" office:value="19314"/>
          <table:table-cell table:style-name="ce1" office:value-type="float" office:value="27069"/>
        </table:table-row>
        <table:table-row table:style-name="ro1">
          <table:table-cell table:style-name="ce1" office:value-type="string">
            <text:p/>
          </table:table-cell>
          <table:table-cell table:style-name="ce1" office:value-type="string">
            <text:p>1.13 Milho (1ª Safra)</text:p>
          </table:table-cell>
          <table:table-cell table:style-name="ce1" office:value-type="float" office:value="4984702"/>
          <table:table-cell table:style-name="ce1" office:value-type="float" office:value="4937171"/>
          <table:table-cell table:style-name="ce1" office:value-type="float" office:value="4878995"/>
          <table:table-cell table:style-name="ce1" office:value-type="float" office:value="4845803"/>
          <table:table-cell table:style-name="ce1" office:value-type="float" office:value="25743077"/>
          <table:table-cell table:style-name="ce1" office:value-type="float" office:value="25959556"/>
        </table:table-row>
        <table:table-row table:style-name="ro1">
          <table:table-cell table:style-name="ce1" office:value-type="string">
            <text:p/>
          </table:table-cell>
          <table:table-cell table:style-name="ce1" office:value-type="string">
            <text:p>1.14 Milho (2ª Safra)</text:p>
          </table:table-cell>
          <table:table-cell table:style-name="ce1" office:value-type="float" office:value="11633163"/>
          <table:table-cell table:style-name="ce1" office:value-type="float" office:value="12644764"/>
          <table:table-cell table:style-name="ce1" office:value-type="float" office:value="11480025"/>
          <table:table-cell table:style-name="ce1" office:value-type="float" office:value="12631648"/>
          <table:table-cell table:style-name="ce1" office:value-type="float" office:value="55621458"/>
          <table:table-cell table:style-name="ce1" office:value-type="float" office:value="69340943"/>
        </table:table-row>
        <table:table-row table:style-name="ro1">
          <table:table-cell table:style-name="ce1" office:value-type="string">
            <text:p/>
          </table:table-cell>
          <table:table-cell table:style-name="ce1" office:value-type="string">
            <text:p>1.15 Soja</text:p>
          </table:table-cell>
          <table:table-cell table:style-name="ce1" office:value-type="float" office:value="34941651"/>
          <table:table-cell table:style-name="ce1" office:value-type="float" office:value="35726751"/>
          <table:table-cell table:style-name="ce1" office:value-type="float" office:value="34880868"/>
          <table:table-cell table:style-name="ce1" office:value-type="float" office:value="35657852"/>
          <table:table-cell table:style-name="ce1" office:value-type="float" office:value="117833492"/>
          <table:table-cell table:style-name="ce1" office:value-type="float" office:value="112546649"/>
        </table:table-row>
        <table:table-row table:style-name="ro1">
          <table:table-cell table:style-name="ce1" office:value-type="string">
            <text:p/>
          </table:table-cell>
          <table:table-cell table:style-name="ce1" office:value-type="string">
            <text:p>1.16 Sorgo</text:p>
          </table:table-cell>
          <table:table-cell table:style-name="ce1" office:value-type="float" office:value="814133"/>
          <table:table-cell table:style-name="ce1" office:value-type="float" office:value="781130"/>
          <table:table-cell table:style-name="ce1" office:value-type="float" office:value="813856"/>
          <table:table-cell table:style-name="ce1" office:value-type="float" office:value="779210"/>
          <table:table-cell table:style-name="ce1" office:value-type="float" office:value="2251862"/>
          <table:table-cell table:style-name="ce1" office:value-type="float" office:value="2503383"/>
        </table:table-row>
        <table:table-row table:style-name="ro1">
          <table:table-cell table:style-name="ce1" office:value-type="string">
            <text:p/>
          </table:table-cell>
          <table:table-cell table:style-name="ce1" office:value-type="string">
            <text:p>1.17 Trigo</text:p>
          </table:table-cell>
          <table:table-cell table:style-name="ce1" office:value-type="float" office:value="2059029"/>
          <table:table-cell table:style-name="ce1" office:value-type="float" office:value="1978677"/>
          <table:table-cell table:style-name="ce1" office:value-type="float" office:value="2058045"/>
          <table:table-cell table:style-name="ce1" office:value-type="float" office:value="1977272"/>
          <table:table-cell table:style-name="ce1" office:value-type="float" office:value="5305067"/>
          <table:table-cell table:style-name="ce1" office:value-type="float" office:value="6072206"/>
        </table:table-row>
        <table:table-row table:style-name="ro1">
          <table:table-cell table:style-name="ce1" office:value-type="string">
            <text:p/>
          </table:table-cell>
          <table:table-cell table:style-name="ce1" office:value-type="string">
            <text:p>1.18 Triticale</text:p>
          </table:table-cell>
          <table:table-cell table:style-name="ce1" office:value-type="float" office:value="16296"/>
          <table:table-cell table:style-name="ce1" office:value-type="float" office:value="13381"/>
          <table:table-cell table:style-name="ce1" office:value-type="float" office:value="16296"/>
          <table:table-cell table:style-name="ce1" office:value-type="float" office:value="13381"/>
          <table:table-cell table:style-name="ce1" office:value-type="float" office:value="41664"/>
          <table:table-cell table:style-name="ce1" office:value-type="float" office:value="36789"/>
        </table:table-row>
        <table:table-row table:style-name="ro1">
          <table:table-cell table:style-name="ce1" office:value-type="string">
            <text:p/>
          </table:table-cell>
          <table:table-cell table:style-name="ce1" office:value-type="string">
            <text:p>4 Banana</text:p>
          </table:table-cell>
          <table:table-cell table:style-name="ce1" office:value-type="float" office:value="521198"/>
          <table:table-cell table:style-name="ce1" office:value-type="float" office:value="482812"/>
          <table:table-cell table:style-name="ce1" office:value-type="float" office:value="460730"/>
          <table:table-cell table:style-name="ce1" office:value-type="float" office:value="452849"/>
          <table:table-cell table:style-name="ce1" office:value-type="float" office:value="6710436"/>
          <table:table-cell table:style-name="ce1" office:value-type="float" office:value="6911218"/>
        </table:table-row>
        <table:table-row table:style-name="ro1">
          <table:table-cell table:style-name="ce1" office:value-type="string">
            <text:p/>
          </table:table-cell>
          <table:table-cell table:style-name="ce1" office:value-type="string">
            <text:p>5 Batata - inglesa (1ª Safra)</text:p>
          </table:table-cell>
          <table:table-cell table:style-name="ce1" office:value-type="float" office:value="58471"/>
          <table:table-cell table:style-name="ce1" office:value-type="float" office:value="60032"/>
          <table:table-cell table:style-name="ce1" office:value-type="float" office:value="58466"/>
          <table:table-cell table:style-name="ce1" office:value-type="float" office:value="60032"/>
          <table:table-cell table:style-name="ce1" office:value-type="float" office:value="1636737"/>
          <table:table-cell table:style-name="ce1" office:value-type="float" office:value="1696302"/>
        </table:table-row>
        <table:table-row table:style-name="ro1">
          <table:table-cell table:style-name="ce1" office:value-type="string">
            <text:p/>
          </table:table-cell>
          <table:table-cell table:style-name="ce1" office:value-type="string">
            <text:p>6 Batata - inglesa (2ª Safra)</text:p>
          </table:table-cell>
          <table:table-cell table:style-name="ce1" office:value-type="float" office:value="39725"/>
          <table:table-cell table:style-name="ce1" office:value-type="float" office:value="39426"/>
          <table:table-cell table:style-name="ce1" office:value-type="float" office:value="39707"/>
          <table:table-cell table:style-name="ce1" office:value-type="float" office:value="39426"/>
          <table:table-cell table:style-name="ce1" office:value-type="float" office:value="1182000"/>
          <table:table-cell table:style-name="ce1" office:value-type="float" office:value="1194673"/>
        </table:table-row>
        <table:table-row table:style-name="ro1">
          <table:table-cell table:style-name="ce1" office:value-type="string">
            <text:p/>
          </table:table-cell>
          <table:table-cell table:style-name="ce1" office:value-type="string">
            <text:p>7 Batata - inglesa (3ª Safra)</text:p>
          </table:table-cell>
          <table:table-cell table:style-name="ce1" office:value-type="float" office:value="28826"/>
          <table:table-cell table:style-name="ce1" office:value-type="float" office:value="27978"/>
          <table:table-cell table:style-name="ce1" office:value-type="float" office:value="28826"/>
          <table:table-cell table:style-name="ce1" office:value-type="float" office:value="27978"/>
          <table:table-cell table:style-name="ce1" office:value-type="float" office:value="1028300"/>
          <table:table-cell table:style-name="ce1" office:value-type="float" office:value="996268"/>
        </table:table-row>
        <table:table-row table:style-name="ro1">
          <table:table-cell table:style-name="ce1" office:value-type="string">
            <text:p/>
          </table:table-cell>
          <table:table-cell table:style-name="ce1" office:value-type="string">
            <text:p>8 Cacau</text:p>
          </table:table-cell>
          <table:table-cell table:style-name="ce1" office:value-type="float" office:value="685412"/>
          <table:table-cell table:style-name="ce1" office:value-type="float" office:value="608670"/>
          <table:table-cell table:style-name="ce1" office:value-type="float" office:value="587023"/>
          <table:table-cell table:style-name="ce1" office:value-type="float" office:value="578122"/>
          <table:table-cell table:style-name="ce1" office:value-type="float" office:value="255184"/>
          <table:table-cell table:style-name="ce1" office:value-type="float" office:value="251278"/>
        </table:table-row>
        <table:table-row table:style-name="ro1">
          <table:table-cell table:style-name="ce1" office:value-type="string">
            <text:p/>
          </table:table-cell>
          <table:table-cell table:style-name="ce1" office:value-type="string">
            <text:p>9 Café arábica</text:p>
          </table:table-cell>
          <table:table-cell table:style-name="ce1" office:value-type="float" office:value="1732279"/>
          <table:table-cell table:style-name="ce1" office:value-type="float" office:value="1478031"/>
          <table:table-cell table:style-name="ce1" office:value-type="float" office:value="1483939"/>
          <table:table-cell table:style-name="ce1" office:value-type="float" office:value="1464368"/>
          <table:table-cell table:style-name="ce1" office:value-type="float" office:value="2693622"/>
          <table:table-cell table:style-name="ce1" office:value-type="float" office:value="2234069"/>
        </table:table-row>
        <table:table-row table:style-name="ro1">
          <table:table-cell table:style-name="ce1" office:value-type="string">
            <text:p/>
          </table:table-cell>
          <table:table-cell table:style-name="ce1" office:value-type="string">
            <text:p>10 Café canephora</text:p>
          </table:table-cell>
          <table:table-cell table:style-name="ce1" office:value-type="float" office:value="460764"/>
          <table:table-cell table:style-name="ce1" office:value-type="float" office:value="397078"/>
          <table:table-cell table:style-name="ce1" office:value-type="float" office:value="399005"/>
          <table:table-cell table:style-name="ce1" office:value-type="float" office:value="396027"/>
          <table:table-cell table:style-name="ce1" office:value-type="float" office:value="899543"/>
          <table:table-cell table:style-name="ce1" office:value-type="float" office:value="919939"/>
        </table:table-row>
        <table:table-row table:style-name="ro1">
          <table:table-cell table:style-name="ce1" office:value-type="string">
            <text:p/>
          </table:table-cell>
          <table:table-cell table:style-name="ce1" office:value-type="string">
            <text:p>11 Cana-de-açúcar</text:p>
          </table:table-cell>
          <table:table-cell table:style-name="ce1" office:value-type="float" office:value="10231828"/>
          <table:table-cell table:style-name="ce1" office:value-type="float" office:value="9627421"/>
          <table:table-cell table:style-name="ce1" office:value-type="float" office:value="9230770"/>
          <table:table-cell table:style-name="ce1" office:value-type="float" office:value="8964643"/>
          <table:table-cell table:style-name="ce1" office:value-type="float" office:value="674178718"/>
          <table:table-cell table:style-name="ce1" office:value-type="float" office:value="665043223"/>
        </table:table-row>
        <table:table-row table:style-name="ro1">
          <table:table-cell table:style-name="ce1" office:value-type="string">
            <text:p/>
          </table:table-cell>
          <table:table-cell table:style-name="ce1" office:value-type="string">
            <text:p>12 Castanha-de-caju</text:p>
          </table:table-cell>
          <table:table-cell table:style-name="ce1" office:value-type="float" office:value="460062"/>
          <table:table-cell table:style-name="ce1" office:value-type="float" office:value="438072"/>
          <table:table-cell table:style-name="ce1" office:value-type="float" office:value="439961"/>
          <table:table-cell table:style-name="ce1" office:value-type="float" office:value="428483"/>
          <table:table-cell table:style-name="ce1" office:value-type="float" office:value="141388"/>
          <table:table-cell table:style-name="ce1" office:value-type="float" office:value="120555"/>
        </table:table-row>
        <table:table-row table:style-name="ro1">
          <table:table-cell table:style-name="ce1" office:value-type="string">
            <text:p/>
          </table:table-cell>
          <table:table-cell table:style-name="ce1" office:value-type="string">
            <text:p>15 Fumo</text:p>
          </table:table-cell>
          <table:table-cell table:style-name="ce1" office:value-type="float" office:value="377839"/>
          <table:table-cell table:style-name="ce1" office:value-type="float" office:value="361429"/>
          <table:table-cell table:style-name="ce1" office:value-type="float" office:value="377047"/>
          <table:table-cell table:style-name="ce1" office:value-type="float" office:value="360934"/>
          <table:table-cell table:style-name="ce1" office:value-type="float" office:value="794476"/>
          <table:table-cell table:style-name="ce1" office:value-type="float" office:value="758338"/>
        </table:table-row>
        <table:table-row table:style-name="ro1">
          <table:table-cell table:style-name="ce1" office:value-type="string">
            <text:p/>
          </table:table-cell>
          <table:table-cell table:style-name="ce1" office:value-type="string">
            <text:p>17 Juta</text:p>
          </table:table-cell>
          <table:table-cell table:style-name="ce1" office:value-type="string">
            <text:p>-</text:p>
          </table:table-cell>
          <table:table-cell table:style-name="ce1" office:value-type="string">
            <text:p>-</text:p>
          </table:table-cell>
          <table:table-cell table:style-name="ce1" office:value-type="string">
            <text:p>-</text:p>
          </table:table-cell>
          <table:table-cell table:style-name="ce1" office:value-type="string">
            <text:p>-</text:p>
          </table:table-cell>
          <table:table-cell table:style-name="ce1" office:value-type="string">
            <text:p>-</text:p>
          </table:table-cell>
          <table:table-cell table:style-name="ce1" office:value-type="string">
            <text:p>-</text:p>
          </table:table-cell>
        </table:table-row>
        <table:table-row table:style-name="ro1">
          <table:table-cell table:style-name="ce1" office:value-type="string">
            <text:p/>
          </table:table-cell>
          <table:table-cell table:style-name="ce1" office:value-type="string">
            <text:p>18 Laranja</text:p>
          </table:table-cell>
          <table:table-cell table:style-name="ce1" office:value-type="float" office:value="684185"/>
          <table:table-cell table:style-name="ce1" office:value-type="float" office:value="647936"/>
          <table:table-cell table:style-name="ce1" office:value-type="float" office:value="605752"/>
          <table:table-cell table:style-name="ce1" office:value-type="float" office:value="585330"/>
          <table:table-cell table:style-name="ce1" office:value-type="float" office:value="16677091"/>
          <table:table-cell table:style-name="ce1" office:value-type="float" office:value="16476304"/>
        </table:table-row>
        <table:table-row table:style-name="ro1">
          <table:table-cell table:style-name="ce1" office:value-type="string">
            <text:p/>
          </table:table-cell>
          <table:table-cell table:style-name="ce1" office:value-type="string">
            <text:p>21 Mandioca</text:p>
          </table:table-cell>
          <table:table-cell table:style-name="ce1" office:value-type="float" office:value="2074689"/>
          <table:table-cell table:style-name="ce1" office:value-type="float" office:value="1537282"/>
          <table:table-cell table:style-name="ce1" office:value-type="float" office:value="1367677"/>
          <table:table-cell table:style-name="ce1" office:value-type="float" office:value="1338328"/>
          <table:table-cell table:style-name="ce1" office:value-type="float" office:value="19392827"/>
          <table:table-cell table:style-name="ce1" office:value-type="float" office:value="20204129"/>
        </table:table-row>
        <table:table-row table:style-name="ro1">
          <table:table-cell table:style-name="ce1" office:value-type="string">
            <text:p/>
          </table:table-cell>
          <table:table-cell table:style-name="ce1" office:value-type="string">
            <text:p>24 Tomate</text:p>
          </table:table-cell>
          <table:table-cell table:style-name="ce1" office:value-type="float" office:value="59738"/>
          <table:table-cell table:style-name="ce1" office:value-type="float" office:value="56076"/>
          <table:table-cell table:style-name="ce1" office:value-type="float" office:value="59726"/>
          <table:table-cell table:style-name="ce1" office:value-type="float" office:value="55980"/>
          <table:table-cell table:style-name="ce1" office:value-type="float" office:value="4084910"/>
          <table:table-cell table:style-name="ce1" office:value-type="float" office:value="3866783"/>
        </table:table-row>
        <table:table-row table:style-name="ro1">
          <table:table-cell table:style-name="ce1" office:value-type="string">
            <text:p/>
          </table:table-cell>
          <table:table-cell table:style-name="ce1" office:value-type="string">
            <text:p>25 Uva</text:p>
          </table:table-cell>
          <table:table-cell table:style-name="ce1" office:value-type="float" office:value="75481"/>
          <table:table-cell table:style-name="ce1" office:value-type="float" office:value="75526"/>
          <table:table-cell table:style-name="ce1" office:value-type="float" office:value="73742"/>
          <table:table-cell table:style-name="ce1" office:value-type="float" office:value="73920"/>
          <table:table-cell table:style-name="ce1" office:value-type="float" office:value="1592242"/>
          <table:table-cell table:style-name="ce1" office:value-type="float" office:value="1419545"/>
        </table:table-row>
        <table:table-row table:style-name="ro1">
          <table:table-cell table:style-name="ce1" office:value-type="string">
            <text:p>Fonte: IBGE - Levantamento Sistemático da Produção Agrícola</text:p>
          </table:table-cell>
        </table:table-row>
      </table:table>
      <table:table table:name="Notas" table:style-name="ta1">
        <table:table-row table:style-name="ro1">
          <table:table-cell table:style-name="ce1" office:value-type="string">
            <text:p>Notas</text:p>
          </table:table-cell>
        </table:table-row>
        <table:table-row table:style-name="ro1">
          <table:table-cell table:style-name="ce1" office:value-type="string">
            <text:p>1 - Para as Unidades da Federação que, por força do calendário agrícola, ainda não dispõem das estimativas iniciais, os dados correspondem a uma projeção obtida a partir das informações de anos anteriores;</text:p>
          </table:table-cell>
        </table:table-row>
        <table:table-row table:style-name="ro1">
          <table:table-cell table:style-name="ce1" office:value-type="string">
            <text:p>2 - A tabela compara, a cada mês, o valor da estimativa da safra no ano, com o valor mais fidedigno conhecido da safra do ano anterior.</text:p>
          </table:table-cell>
        </table:table-row>
        <table:table-row table:style-name="ro1">
          <table:table-cell table:style-name="ce1" office:value-type="string">
            <text:p>3 - Produtos que compõem o grupo de cereais, leguminosas e oleaginosas: algodão herbáceo (caroço de algodão), amendoim (em casca), arroz (em casca), feijão (em grão), mamona (em baga), milho (em grão), soja (em grão), aveia (em grão), centeio (em grão), cevada (em grão), girassol (em grão), sorgo (em grão), trigo (em grão) e triticale (em grão).</text:p>
          </table:table-cell>
        </table:table-row>
        <table:table-row table:style-name="ro1">
          <table:table-cell table:style-name="ce1" office:value-type="string">
            <text:p>4 - A partir de fevereiro de 2016 utilizou-se a padronização de 61% para a conversão da produção do algodão em caroço para caroço de algodão, apenas para a totalização da produção dos cereais, leguminosas e oleaginosas.</text:p>
          </table:table-cell>
        </table:table-row>
        <table:table-row table:style-name="ro1">
          <table:table-cell table:style-name="ce1" office:value-type="string">
            <text:p>5 - As diferenças entre soma de parcelas e respectivos totais são provenientes do critério de arredondamento.</text:p>
          </table:table-cell>
        </table:table-row>
        <table:table-row table:style-name="ro1">
          <table:table-cell table:style-name="ce1" office:value-type="string">
            <text:p>6 - A partir de janeiro de 2018 foram retirados da divulgação os seguintes produtos: abacaxi, alho, cebola, coco-da-baía, guaraná, maçã, malva, pimenta-do-reino, sisal/agave. Os mesmos continuam sendo acompanhados na pesquisa anual da Produção Agrícola Municipal.</text:p>
          </table:table-cell>
        </table:table-row>
        <table:table-row table:style-name="ro1">
          <table:table-cell table:style-name="ce1" office:value-type="string">
            <text:p/>
          </table:table-cell>
        </table:table-row>
        <table:table-row table:style-name="ro1">
          <table:table-cell table:style-name="ce1" office:value-type="string">
            <text:p>Legenda</text:p>
          </table:table-cell>
        </table:table-row>
        <table:table-row table:style-name="ro1">
          <table:table-cell table:style-name="ce1" office:value-type="string">
            <text:p>Símbolo</text:p>
          </table:table-cell>
          <table:table-cell table:style-name="ce1" office:value-type="string">
            <text:p>Significado</text:p>
          </table:table-cell>
        </table:table-row>
        <table:table-row table:style-name="ro1">
          <table:table-cell table:style-name="ce1" office:value-type="string">
            <text:p>-</text:p>
          </table:table-cell>
          <table:table-cell table:style-name="ce1" office:value-type="string">
            <text:p>Zero absoluto, não resultante de um cálculo ou arredondamento.
Ex: Em determinado município não existem pessoas de 14 anos de idade sem instrução.</text:p>
          </table:table-cell>
        </table:table-row>
        <table:table-row table:style-name="ro1">
          <table:table-cell table:style-name="ce1" office:value-type="float" office:value="0"/>
          <table:table-cell table:style-name="ce1" office:value-type="string">
            <text:p>Zero resultante de um cálculo ou arredondamento.
Ex: A inflação do feijão em determinada Região Metropolitana foi 0.
Determinado município produziu 400 kg de sementes de girassol e os dados da tabela são expressos em toneladas.</text:p>
          </table:table-cell>
        </table:table-row>
        <table:table-row table:style-name="ro1">
          <table:table-cell table:style-name="ce1" office:value-type="string">
            <text:p>X</text:p>
          </table:table-cell>
          <table:table-cell table:style-name="ce1" office:value-type="string">
            <text:p>Valor inibido para não identificar o informante.
Ex: Determinado município só possui uma empresa produtora de cimento, logo o valor de sua produção deve ser inibido.</text:p>
          </table:table-cell>
        </table:table-row>
        <table:table-row table:style-name="ro1">
          <table:table-cell table:style-name="ce1" office:value-type="string">
            <text:p>..</text:p>
          </table:table-cell>
          <table:table-cell table:style-name="ce1" office:value-type="string">
            <text:p>Valor não se aplica.
Ex: Não se pode obter o total da produção agrícola em determinado município quando os produtos agrícolas são contabilizados com unidades de medida distintas.</text:p>
          </table:table-cell>
        </table:table-row>
        <table:table-row table:style-name="ro1">
          <table:table-cell table:style-name="ce1" office:value-type="string">
            <text:p>...</text:p>
          </table:table-cell>
          <table:table-cell table:style-name="ce1" office:value-type="string">
            <text:p>Valor não disponível.
Ex: A produção de feijão em determinado município não foi pesquisada ou determinado município não existia no ano da pesquisa.</text:p>
          </table:table-cell>
        </table:table-row>
        <table:table-row table:style-name="ro1">
          <table:table-cell table:style-name="ce1" office:value-type="string">
            <text:p>A a Z
(exceto X)</text:p>
          </table:table-cell>
          <table:table-cell table:style-name="ce1" office:value-type="string">
            <text:p>Significa uma faixa de valores. Varia em função da tabela (se for o caso).
Ex: O nível de precisão da produção estimada de combustíveis está na faixa A (95 a 100%)</text:p>
          </table:table-cell>
        </table:table-row>
      </table:table>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IBGE/SIDRA/1.0</meta:generator>
    <dc:creator>API Sidra</dc:creator>
    <dc:date>2019-08-07T17:07:51.000Z</dc:date>
  </office:meta>
</office:document-meta>
</file>